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fo:language="en" fo:country="AU"/>
    </style:style>
    <style:style style:name="P2" style:family="paragraph" style:parent-style-name="Standard" style:list-style-name="L1">
      <style:text-properties fo:language="en" fo:country="AU" officeooo:paragraph-rsid="000fce56"/>
    </style:style>
    <style:style style:name="P3" style:family="paragraph" style:parent-style-name="Standard">
      <style:text-properties fo:language="en" fo:country="AU" officeooo:rsid="000fce56" officeooo:paragraph-rsid="000fce56"/>
    </style:style>
    <style:style style:name="P4" style:family="paragraph" style:parent-style-name="Standard" style:list-style-name="L1">
      <style:text-properties fo:language="en" fo:country="AU" officeooo:rsid="000fce56" officeooo:paragraph-rsid="000fce56"/>
    </style:style>
    <style:style style:name="P5" style:family="paragraph" style:parent-style-name="Standard">
      <style:text-properties fo:language="en" fo:country="AU" officeooo:paragraph-rsid="000fce56"/>
    </style:style>
    <style:style style:name="P6" style:family="paragraph" style:parent-style-name="Heading_20_2">
      <style:text-properties style:font-name="Times" fo:font-size="12pt" fo:language="en" fo:country="AU" style:font-size-asian="12pt" style:font-size-complex="12pt"/>
    </style:style>
    <style:style style:name="P7" style:family="paragraph" style:parent-style-name="Heading_20_1">
      <style:text-properties style:font-name="Times" fo:font-size="12pt" fo:language="en" fo:country="AU" officeooo:rsid="000fce56" officeooo:paragraph-rsid="000fce56" style:font-name-asian="HG Mincho Light J" style:font-size-asian="12pt" style:font-name-complex="Tahoma" style:font-size-complex="12pt"/>
    </style:style>
    <style:style style:name="T1" style:family="text">
      <style:text-properties officeooo:rsid="000fce56" style:font-name-asian="FreeMono" style:font-name-complex="FreeMono"/>
    </style:style>
    <style:style style:name="T2" style:family="text">
      <style:text-properties officeooo:rsid="000fce56"/>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Ingredients</text:h>
      <text:p text:style-name="P1"><text:span text:style-name="T1">2 chorizo sausages, sliced thickly</text:span></text:p>
      <text:p text:style-name="P3">2 cloves garlic, sliced thinly</text:p>
      <text:p text:style-name="P3">1 baby fennel, trimmed chopped coarsely</text:p>
      <text:p text:style-name="P3">400g chopped tomatoes</text:p>
      <text:p text:style-name="P3">80ml (1/3 cup) chicken stock </text:p>
      <text:p text:style-name="P5"><text:span text:style-name="T2">2 x 420g white beans, rinsed, drained</text:span></text:p>
      <text:p text:style-name="P5"><text:span text:style-name="T2">250ml (1 cup) water</text:span></text:p>
      <text:p text:style-name="P3">250g baby spinach</text:p>
      <text:h text:style-name="P6" text:outline-level="2">Method</text:h>
      <text:list xml:id="list5666158066291239154" text:style-name="L1">
        <text:list-item>
          <text:p text:style-name="P4">Cook chorizo in large pot, stirring, about 5 minutes. <text:line-break/>Add a garlic and fennel, cook stirring, 2 minutes</text:p>
        </text:list-item>
        <text:list-item>
          <text:p text:style-name="P4">Add undrained tomatoes, stock and beans. <text:line-break/>Cook uncovered, 15 minutes.</text:p>
        </text:list-item>
        <text:list-item>
          <text:p text:style-name="P2"><text:span text:style-name="T2">Serve over beds of baby spina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AU" officeooo:rsid="000fce56" officeooo:paragraph-rsid="000fce56"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bookmark-start text:name="__DdeLink__72_2141641219"/>Chorizo and white bean braise<text:bookmark-end text:name="__DdeLink__72_2141641219"/></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5-09-06T11:33:45.610812732</meta:creation-date>
    <dc:language>en-AU</dc:language>
    <meta:editing-cycles>2</meta:editing-cycles>
    <meta:editing-duration>P0D</meta:editing-duration>
    <meta:initial-creator>Frank Jung</meta:initial-creator>
    <dc:date>2015-09-06T11:45:52.586536512</dc:date>
    <dc:creator>Frank Jung</dc:creator>
    <meta:document-statistic meta:table-count="0" meta:image-count="0" meta:object-count="0" meta:page-count="1" meta:paragraph-count="14" meta:word-count="82" meta:character-count="482" meta:non-whitespace-character-count="414"/>
    <meta:user-defined meta:name="Info 1"/>
    <meta:user-defined meta:name="Info 2"/>
    <meta:user-defined meta:name="Info 3"/>
    <meta:user-defined meta:name="Info 4"/>
  </office:meta>
</office:document-meta>
</file>